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office:value-type="float" office:value="8.3" calcext:value-type="float">
            <text:p>8.3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Zaroon Ricky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lman Schmider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kaela Tillman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vin Molid</text:p>
          </table:table-cell>
          <table:table-cell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i Meng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ahil Gahlawat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smai Naik Thuppe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esh Kumar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te Marie Fossum Ranvik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alia Charlotte Skrifvars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ia Wilhelmsen Hoff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jodor van Steenis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yiri Kante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chael Dills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yam Hosseini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rik Kjellman</text:p>
          </table:table-cell>
          <table:table-cell table:number-columns-repeated="8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9:16:11.923311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2T16:42:52.580888214</meta:creation-date>
    <dc:date>2022-03-09T09:17:15.726962180</dc:date>
    <dc:creator>Yin Hsieh</dc:creator>
    <meta:editing-duration>PT10H16M25S</meta:editing-duration>
    <meta:editing-cycles>6</meta:editing-cycles>
    <meta:generator>LibreOffice/6.4.7.2$Linux_X86_64 LibreOffice_project/40$Build-2</meta:generator>
    <meta:document-statistic meta:table-count="1" meta:cell-count="143" meta:object-count="0"/>
  </office:meta>
</office:document-meta>
</file>